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FA000000569774AC20246EE7A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Comic Sans MS" svg:font-family="'Comic Sans MS', 'Trebuchet MS', Verdana, Arial"/>
    <style:font-face style:name="Courier" svg:font-family="Courier, monospace"/>
    <style:font-face style:name="Tahoma1" svg:font-family="Tahoma"/>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04c34" style:font-name-complex="Arial"/>
    </style:style>
    <style:style style:name="P2"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04c34" style:font-size-asian="16pt" style:font-weight-asian="bold" style:font-name-complex="Arial" style:font-size-complex="16pt"/>
    </style:style>
    <style:style style:name="P3"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04c34" style:font-size-asian="10pt" style:font-weight-asian="bold" style:font-name-complex="Arial"/>
    </style:style>
    <style:style style:name="P4" style:family="paragraph" style:parent-style-name="Standard">
      <style:paragraph-properties fo:margin-left="0.101cm" fo:margin-right="0.499cm" fo:text-align="center" style:justify-single-word="false" fo:text-indent="0cm" style:auto-text-indent="false"/>
      <style:text-properties officeooo:paragraph-rsid="00104c34"/>
    </style:style>
    <style:style style:name="P5"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04c34" style:font-size-asian="10pt" style:font-weight-asian="bold" style:font-name-complex="Arial"/>
    </style:style>
    <style:style style:name="P6" style:family="paragraph" style:parent-style-name="Standard">
      <style:text-properties officeooo:paragraph-rsid="00104c34"/>
    </style:style>
    <style:style style:name="P7" style:family="paragraph" style:parent-style-name="Standard">
      <style:paragraph-properties fo:text-align="start" style:justify-single-word="false"/>
      <style:text-properties fo:font-size="10pt" fo:font-style="normal" fo:font-weight="normal" officeooo:rsid="002d9eb4" officeooo:paragraph-rsid="00123f1d" style:font-name-asian="Symbol" style:font-size-asian="10pt" style:font-style-asian="normal" style:font-weight-asian="normal" style:font-name-complex="Symbol" style:font-size-complex="10pt" style:font-style-complex="normal" style:font-weight-complex="normal"/>
    </style:style>
    <style:style style:name="P8" style:family="paragraph" style:parent-style-name="Standard">
      <style:paragraph-properties fo:text-align="start" style:justify-single-word="false"/>
      <style:text-properties fo:font-size="10pt" fo:font-style="normal" fo:font-weight="normal" officeooo:rsid="002d9eb4" officeooo:paragraph-rsid="00104c34" style:font-name-asian="Symbol" style:font-size-asian="10pt" style:font-style-asian="normal" style:font-weight-asian="normal" style:font-name-complex="Symbol" style:font-size-complex="10pt" style:font-style-complex="normal" style:font-weight-complex="normal"/>
    </style:style>
    <style:style style:name="P9" style:family="paragraph" style:parent-style-name="Standard">
      <style:paragraph-properties fo:text-align="center" style:justify-single-word="false" style:snap-to-layout-grid="false"/>
      <style:text-properties style:font-name="Arial" fo:font-size="10pt" officeooo:paragraph-rsid="00104c34" style:font-size-asian="10pt" style:font-name-complex="Arial"/>
    </style:style>
    <style:style style:name="P10" style:family="paragraph" style:parent-style-name="Standard">
      <style:paragraph-properties fo:text-align="center" style:justify-single-word="false"/>
      <style:text-properties style:font-name="Arial" fo:font-size="10pt" officeooo:paragraph-rsid="00104c34" style:font-size-asian="10pt" style:font-name-complex="Arial"/>
    </style:style>
    <style:style style:name="P11" style:family="paragraph" style:parent-style-name="Standard">
      <style:paragraph-properties fo:text-align="center" style:justify-single-word="false" style:snap-to-layout-grid="false"/>
      <style:text-properties style:font-name="Arial" fo:font-size="10pt" officeooo:rsid="002d9eb4" officeooo:paragraph-rsid="00104c34" style:font-size-asian="10pt" style:font-name-complex="Arial"/>
    </style:style>
    <style:style style:name="P12" style:family="paragraph" style:parent-style-name="Standard">
      <style:paragraph-properties fo:text-align="center" style:justify-single-word="false"/>
      <style:text-properties style:font-name="Arial" fo:font-size="9pt" fo:font-style="italic" fo:font-weight="bold" officeooo:paragraph-rsid="00104c34" style:font-size-asian="9pt" style:font-style-asian="italic" style:font-weight-asian="bold" style:font-name-complex="Arial"/>
    </style:style>
    <style:style style:name="P13" style:family="paragraph" style:parent-style-name="Standard">
      <style:text-properties officeooo:rsid="00104c34" officeooo:paragraph-rsid="00104c34"/>
    </style:style>
    <style:style style:name="P14" style:family="paragraph" style:parent-style-name="Standard">
      <style:paragraph-properties fo:text-align="justify" style:justify-single-word="false"/>
      <style:text-properties officeooo:rsid="0021136f" officeooo:paragraph-rsid="0021136f"/>
    </style:style>
    <style:style style:name="P15" style:family="paragraph" style:parent-style-name="Footer">
      <style:paragraph-properties fo:text-align="center" style:justify-single-word="false"/>
      <style:text-properties style:font-name="Arial" fo:font-size="10pt" fo:language="en" fo:country="GB" fo:font-weight="bold" officeooo:paragraph-rsid="00104c34" style:font-size-asian="10pt" style:font-weight-asian="bold" style:font-name-complex="Arial"/>
    </style:style>
    <style:style style:name="P16"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04c34" style:font-size-asian="10pt" style:font-weight-asian="bold" style:font-name-complex="Arial"/>
    </style:style>
    <style:style style:name="P17"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04c34" style:font-size-asian="10pt" style:font-weight-asian="bold" style:font-name-complex="Arial" style:font-weight-complex="bold"/>
    </style:style>
    <style:style style:name="P18" style:family="paragraph" style:parent-style-name="Text_20_body">
      <style:text-properties officeooo:paragraph-rsid="001551d4"/>
    </style:style>
    <style:style style:name="P19" style:family="paragraph" style:parent-style-name="Text_20_body">
      <style:text-properties officeooo:rsid="001b30ed" officeooo:paragraph-rsid="001b30ed"/>
    </style:style>
    <style:style style:name="P20" style:family="paragraph" style:parent-style-name="Text_20_body">
      <style:text-properties officeooo:rsid="001b30ed" officeooo:paragraph-rsid="001cd743"/>
    </style:style>
    <style:style style:name="P21" style:family="paragraph" style:parent-style-name="Text_20_body">
      <style:text-properties officeooo:rsid="001cd743" officeooo:paragraph-rsid="001cd743"/>
    </style:style>
    <style:style style:name="P22" style:family="paragraph" style:parent-style-name="Text_20_body">
      <style:paragraph-properties fo:text-align="justify" style:justify-single-word="false"/>
      <style:text-properties officeooo:rsid="001cd743" officeooo:paragraph-rsid="001cd743"/>
    </style:style>
    <style:style style:name="P23" style:family="paragraph" style:parent-style-name="Text_20_body">
      <style:paragraph-properties fo:text-align="justify" style:justify-single-word="false"/>
      <style:text-properties officeooo:rsid="001872fb" officeooo:paragraph-rsid="001872fb"/>
    </style:style>
    <style:style style:name="P24" style:family="paragraph" style:parent-style-name="Text_20_body">
      <style:text-properties officeooo:rsid="0026ea15" officeooo:paragraph-rsid="0026ea15"/>
    </style:style>
    <style:style style:name="P25" style:family="paragraph" style:parent-style-name="Text_20_body">
      <style:paragraph-properties fo:text-align="justify" style:justify-single-word="false"/>
      <style:text-properties officeooo:rsid="0017041c" officeooo:paragraph-rsid="0017041c"/>
    </style:style>
    <style:style style:name="P26" style:family="paragraph" style:parent-style-name="Text_20_body">
      <style:paragraph-properties fo:text-align="justify" style:justify-single-word="false"/>
      <style:text-properties officeooo:rsid="0017041c" officeooo:paragraph-rsid="00181c75"/>
    </style:style>
    <style:style style:name="P27" style:family="paragraph" style:parent-style-name="Text_20_body">
      <style:paragraph-properties fo:text-align="justify" style:justify-single-word="false"/>
      <style:text-properties officeooo:rsid="00181c75" officeooo:paragraph-rsid="00181c75"/>
    </style:style>
    <style:style style:name="P28" style:family="paragraph" style:parent-style-name="Text_20_body">
      <style:paragraph-properties fo:text-align="justify" style:justify-single-word="false"/>
      <style:text-properties officeooo:rsid="00249d1d" officeooo:paragraph-rsid="00249d1d"/>
    </style:style>
    <style:style style:name="P29" style:family="paragraph" style:parent-style-name="Text_20_body">
      <style:paragraph-properties fo:text-align="justify" style:justify-single-word="false"/>
      <style:text-properties officeooo:rsid="0024a831" officeooo:paragraph-rsid="0024a831"/>
    </style:style>
    <style:style style:name="P30" style:family="paragraph" style:parent-style-name="Text_20_body">
      <style:paragraph-properties fo:text-align="justify" style:justify-single-word="false"/>
      <style:text-properties officeooo:rsid="00283167" officeooo:paragraph-rsid="00283167"/>
    </style:style>
    <style:style style:name="P31" style:family="paragraph" style:parent-style-name="Text_20_body">
      <style:paragraph-properties fo:text-align="justify" style:justify-single-word="false"/>
      <style:text-properties officeooo:rsid="002a5580" officeooo:paragraph-rsid="002a5580"/>
    </style:style>
    <style:style style:name="P32" style:family="paragraph" style:parent-style-name="Contents_20_4">
      <style:paragraph-properties>
        <style:tab-stops>
          <style:tab-stop style:position="15.503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Heading_20_1" style:list-style-name=""/>
    <style:style style:name="P38" style:family="paragraph" style:parent-style-name="Heading_20_1">
      <style:paragraph-properties fo:break-before="page"/>
    </style:style>
    <style:style style:name="P39" style:family="paragraph" style:parent-style-name="Text_20_body" style:list-style-name="L1">
      <style:paragraph-properties fo:text-align="justify" style:justify-single-word="false"/>
      <style:text-properties officeooo:rsid="001872fb" officeooo:paragraph-rsid="001872fb"/>
    </style:style>
    <style:style style:name="P40" style:family="paragraph" style:parent-style-name="Text_20_body" style:list-style-name="L1">
      <style:paragraph-properties fo:text-align="justify" style:justify-single-word="false"/>
      <style:text-properties officeooo:rsid="001af328" officeooo:paragraph-rsid="001af328"/>
    </style:style>
    <style:style style:name="P41" style:family="paragraph" style:parent-style-name="Text_20_body">
      <style:text-properties officeooo:rsid="002b3c99" officeooo:paragraph-rsid="002b3c99"/>
    </style:style>
    <style:style style:name="P42" style:family="paragraph" style:parent-style-name="Text_20_body">
      <style:text-properties officeooo:rsid="002cdf03" officeooo:paragraph-rsid="002cdf03"/>
    </style:style>
    <style:style style:name="P43" style:family="paragraph" style:parent-style-name="Text_20_body">
      <style:paragraph-properties fo:text-align="justify" style:justify-single-word="false"/>
      <style:text-properties officeooo:paragraph-rsid="002e9fbc"/>
    </style:style>
    <style:style style:name="P44" style:family="paragraph" style:parent-style-name="Text_20_body">
      <style:paragraph-properties fo:text-align="justify" style:justify-single-word="false"/>
      <style:text-properties style:font-name="Times New Roman" fo:font-size="12pt" officeooo:paragraph-rsid="002e9fbc" style:font-size-asian="12pt" style:font-size-complex="12pt"/>
    </style:style>
    <style:style style:name="P45" style:family="paragraph" style:parent-style-name="Heading_20_3">
      <style:text-properties officeooo:paragraph-rsid="001b1815"/>
    </style:style>
    <style:style style:name="P46" style:family="paragraph" style:parent-style-name="Heading_20_3" style:list-style-name=""/>
    <style:style style:name="P47" style:family="paragraph" style:parent-style-name="Heading_20_3">
      <style:text-properties officeooo:rsid="00103f42" officeooo:paragraph-rsid="001551d4"/>
    </style:style>
    <style:style style:name="P48" style:family="paragraph" style:parent-style-name="Heading_20_3">
      <style:paragraph-properties fo:break-before="page"/>
    </style:style>
    <style:style style:name="T1" style:family="text">
      <style:text-properties officeooo:rsid="002d9eb4"/>
    </style:style>
    <style:style style:name="T2" style:family="text">
      <style:text-properties style:font-name="Arial" fo:font-size="10pt" fo:font-weight="bold" style:font-size-asian="10pt" style:font-weight-asian="bold" style:font-name-complex="Arial"/>
    </style:style>
    <style:style style:name="T3" style:family="text">
      <style:text-properties style:font-name="Arial" fo:font-size="10pt" fo:language="en" fo:country="GB" fo:font-weight="bold" style:font-size-asian="10pt" style:font-weight-asian="bold" style:font-name-complex="Arial"/>
    </style:style>
    <style:style style:name="T4" style:family="text">
      <style:text-properties style:font-name="Arial" fo:font-weight="bold" style:font-weight-asian="bold" style:font-name-complex="Arial"/>
    </style:style>
    <style:style style:name="T5" style:family="text">
      <style:text-properties officeooo:rsid="0032456d"/>
    </style:style>
    <style:style style:name="T6" style:family="text">
      <style:text-properties officeooo:rsid="00123f1d"/>
    </style:style>
    <style:style style:name="T7" style:family="text">
      <style:text-properties officeooo:rsid="006f350f"/>
    </style:style>
    <style:style style:name="T8" style:family="text">
      <style:text-properties officeooo:rsid="006fbb54"/>
    </style:style>
    <style:style style:name="T9" style:family="text">
      <style:text-properties officeooo:rsid="00104c34"/>
    </style:style>
    <style:style style:name="T10" style:family="text">
      <style:text-properties officeooo:rsid="00181c75"/>
    </style:style>
    <style:style style:name="T11" style:family="text">
      <style:text-properties officeooo:rsid="001872fb"/>
    </style:style>
    <style:style style:name="T12" style:family="text">
      <style:text-properties officeooo:rsid="0019d94b"/>
    </style:style>
    <style:style style:name="T13" style:family="text">
      <style:text-properties officeooo:rsid="001b1815"/>
    </style:style>
    <style:style style:name="T14" style:family="text">
      <style:text-properties officeooo:rsid="00254722"/>
    </style:style>
    <style:style style:name="T15" style:family="text">
      <style:text-properties officeooo:rsid="0027f90e"/>
    </style:style>
    <style:style style:name="T16" style:family="text">
      <style:text-properties officeooo:rsid="00283167"/>
    </style:style>
    <style:style style:name="T17" style:family="text">
      <style:text-properties officeooo:rsid="002cdf03"/>
    </style:style>
    <style:style style:name="T18" style:family="text">
      <style:text-properties officeooo:rsid="002e9fbc"/>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fo:letter-spacing="normal" fo:font-style="normal" fo:font-weight="normal" officeooo:rsid="002e9fbc"/>
    </style:style>
    <style:style style:name="T21" style:family="text">
      <style:text-properties fo:font-variant="normal" fo:text-transform="none" fo:color="#000000" fo:letter-spacing="normal" fo:font-style="normal" fo:font-weight="normal" officeooo:rsid="002fa2fa"/>
    </style:style>
    <style:style style:name="T22" style:family="text">
      <style:text-properties fo:font-variant="normal" fo:text-transform="none" fo:color="#000000" style:font-name="Comic Sans MS" fo:font-size="9pt" fo:letter-spacing="normal" fo:font-style="normal" fo:font-weight="normal"/>
    </style:style>
    <style:style style:name="T23" style:family="text">
      <style:text-properties fo:font-variant="normal" fo:text-transform="none" fo:color="#000000" style:font-name="Comic Sans MS" fo:font-size="9pt" fo:letter-spacing="normal" fo:font-style="normal" fo:font-weight="normal" style:font-size-asian="12pt" style:font-size-complex="12pt"/>
    </style:style>
    <style:style style:name="T24" style:family="text">
      <style:text-properties fo:font-variant="normal" fo:text-transform="none" fo:color="#000000" fo:font-size="9pt" fo:letter-spacing="normal" fo:font-style="normal" fo:font-weight="normal"/>
    </style:style>
    <style:style style:name="T25" style:family="text">
      <style:text-properties fo:font-variant="normal" fo:text-transform="none" fo:color="#000000" style:font-name="Times New Roman" fo:font-size="12pt" fo:letter-spacing="normal" fo:font-style="normal" fo:font-weight="normal" style:font-size-asian="12pt" style:font-size-complex="12pt"/>
    </style:style>
    <style:style style:name="T26" style:family="text">
      <style:text-properties fo:font-variant="normal" fo:text-transform="none" fo:color="#000000" style:font-name="Times New Roman" fo:font-size="9pt" fo:letter-spacing="normal" fo:font-style="normal" fo:font-weight="normal" style:font-size-asian="12pt" style:font-size-complex="12pt"/>
    </style:style>
    <style:style style:name="T27" style:family="text">
      <style:text-properties style:font-name="Times New Roman"/>
    </style:style>
    <style:style style:name="T28" style:family="text">
      <style:text-properties style:font-name="Times New Roman" fo:font-size="12pt" style:font-size-asian="12pt" style:font-size-complex="12pt"/>
    </style:style>
    <style:style style:name="T29" style:family="text">
      <style:text-properties officeooo:rsid="002fa2f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4">Table des matières</text:p>
          </text:index-title>
          <text:p text:style-name="P35"><text:a xlink:type="simple" xlink:href="#__RefHeading___Toc286_779692865" text:style-name="Index_20_Link" text:visited-style-name="Index_20_Link"><text:s/>1 Introduction<text:tab/>3</text:a></text:p>
          <text:p text:style-name="P35"><text:a xlink:type="simple" xlink:href="#__RefHeading___Toc288_779692865" text:style-name="Index_20_Link" text:visited-style-name="Index_20_Link"><text:s/>2 Organisation<text:tab/>4</text:a></text:p>
          <text:p text:style-name="P36"><text:a xlink:type="simple" xlink:href="#__RefHeading___Toc712_1798319505" text:style-name="Index_20_Link" text:visited-style-name="Index_20_Link"><text:s/>2.1 Outils fournis<text:tab/>4</text:a></text:p>
          <text:p text:style-name="P36"><text:a xlink:type="simple" xlink:href="#__RefHeading___Toc714_1798319505" text:style-name="Index_20_Link" text:visited-style-name="Index_20_Link"><text:s/>2.2 Travail prévus<text:tab/>4</text:a></text:p>
          <text:p text:style-name="P36"><text:a xlink:type="simple" xlink:href="#__RefHeading___Toc716_1798319505" text:style-name="Index_20_Link" text:visited-style-name="Index_20_Link"><text:s/>2.3 Travail effectué<text:tab/>4</text:a></text:p>
          <text:p text:style-name="P33"><text:a xlink:type="simple" xlink:href="#__RefHeading___Toc718_1798319505" text:style-name="Index_20_Link" text:visited-style-name="Index_20_Link"><text:s/>2.3.1 Partie DAO<text:tab/>4</text:a></text:p>
          <text:p text:style-name="P32"><text:a xlink:type="simple" xlink:href="#__RefHeading___Toc720_1798319505" text:style-name="Index_20_Link" text:visited-style-name="Index_20_Link"><text:s/>2.3.1.1 Mise en place de la base de donnée<text:tab/>4</text:a></text:p>
          <text:p text:style-name="P32"><text:a xlink:type="simple" xlink:href="#__RefHeading___Toc296_779692865" text:style-name="Index_20_Link" text:visited-style-name="Index_20_Link"><text:s/>2.3.1.2 Mise en place des tests unitaires<text:tab/>4</text:a></text:p>
          <text:p text:style-name="P32"><text:a xlink:type="simple" xlink:href="#__RefHeading___Toc298_779692865" text:style-name="Index_20_Link" text:visited-style-name="Index_20_Link"><text:s/>2.3.1.3 Développement des fonctions<text:tab/>5</text:a></text:p>
          <text:p text:style-name="P33"><text:a xlink:type="simple" xlink:href="#__RefHeading___Toc722_1798319505" text:style-name="Index_20_Link" text:visited-style-name="Index_20_Link"><text:s/>2.3.2 Partie Métier<text:tab/>6</text:a></text:p>
          <text:p text:style-name="P32"><text:a xlink:type="simple" xlink:href="#__RefHeading___Toc724_1798319505" text:style-name="Index_20_Link" text:visited-style-name="Index_20_Link"><text:s/>2.3.2.1 Fichier config<text:tab/>6</text:a></text:p>
          <text:p text:style-name="P32"><text:a xlink:type="simple" xlink:href="#__RefHeading___Toc304_779692865" text:style-name="Index_20_Link" text:visited-style-name="Index_20_Link"><text:s/>2.3.2.2 Classes Manager<text:tab/>6</text:a></text:p>
          <text:p text:style-name="P32"><text:a xlink:type="simple" xlink:href="#__RefHeading___Toc306_779692865" text:style-name="Index_20_Link" text:visited-style-name="Index_20_Link"><text:s/>2.3.2.3 Classe Controller<text:tab/>6</text:a></text:p>
          <text:p text:style-name="P33"><text:a xlink:type="simple" xlink:href="#__RefHeading___Toc726_1798319505" text:style-name="Index_20_Link" text:visited-style-name="Index_20_Link"><text:s/>2.3.3 Partie présentation<text:tab/>7</text:a></text:p>
          <text:p text:style-name="P32"><text:a xlink:type="simple" xlink:href="#__RefHeading___Toc308_779692865" text:style-name="Index_20_Link" text:visited-style-name="Index_20_Link"><text:s/>2.3.3.1 Les fichiers JSP<text:tab/>7</text:a></text:p>
          <text:p text:style-name="P33"><text:a xlink:type="simple" xlink:href="#__RefHeading___Toc310_779692865" text:style-name="Index_20_Link" text:visited-style-name="Index_20_Link"><text:s/>2.3.4 Clarification du code<text:tab/>7</text:a></text:p>
          <text:p text:style-name="P35"><text:a xlink:type="simple" xlink:href="#__RefHeading___Toc312_779692865" text:style-name="Index_20_Link" text:visited-style-name="Index_20_Link"><text:s/>3 Difficulté rencontrées<text:tab/>8</text:a></text:p>
          <text:p text:style-name="P35"><text:a xlink:type="simple" xlink:href="#__RefHeading___Toc314_779692865" text:style-name="Index_20_Link" text:visited-style-name="Index_20_Link"><text:s/>4 Conclusion<text:tab/>9</text:a></text:p>
        </text:index-body>
      </text:table-of-content>
      <text:p text:style-name="P13"/>
      <text:h text:style-name="P38" text:outline-level="1"><text:bookmark-start text:name="__RefHeading___Toc286_779692865"/>Introduction<text:bookmark-end text:name="__RefHeading___Toc286_779692865"/></text:h>
      <text:p text:style-name="Text_20_body"/>
      <text:h text:style-name="P38" text:outline-level="1"><text:bookmark-start text:name="__RefHeading___Toc288_779692865"/>Organisation<text:bookmark-end text:name="__RefHeading___Toc288_779692865"/></text:h>
      <text:h text:style-name="Heading_20_2" text:outline-level="2"><text:bookmark-start text:name="__RefHeading___Toc712_1798319505"/>Outils fournis<text:bookmark-end text:name="__RefHeading___Toc712_1798319505"/></text:h>
      <text:p text:style-name="P24"/>
      <text:h text:style-name="Heading_20_2" text:outline-level="2"><text:bookmark-start text:name="__RefHeading___Toc714_1798319505"/>Travail prévus<text:bookmark-end text:name="__RefHeading___Toc714_1798319505"/></text:h>
      <text:p text:style-name="P25">Afin d'atteindre l'objectif, le projet à été découpé en <text:span text:style-name="T11">trois</text:span> phases :</text:p>
      <text:p text:style-name="P26">La première phase consistait à mettre en place la partie base de donnée. C'est à dire sa <text:span text:style-name="T10">conception et sa </text:span>création mais aussi l'accès à celle-ci à partir de l'application <text:span text:style-name="T10">grâce à l'utilisation des JavaBeans pour représenter les données et la technologie JDBC pour gèrer la persistence de ces JavaBeans</text:span>. Une fois cette tâche terminé, les tests concernant la partie DAO ont été ecrit afin de pourvoir par la suite écrire le code de l'application et tester ces fonctionnalitées.</text:p>
      <text:p text:style-name="P27"><text:span text:style-name="T11">La second phase du projet</text:span> consistait à mettre en place une couche métier basée sur Spring. Cette couche prend en charge l'authentification, modification et l'accès au données.</text:p>
      <text:p text:style-name="P27"><text:span text:style-name="T11">La dernière</text:span> partie <text:span text:style-name="T11">concerne la </text:span>présentation basée sur les technologie Spring/JSP/Servlet.</text:p>
      <text:h text:style-name="Heading_20_2" text:outline-level="2"><text:bookmark-start text:name="__RefHeading___Toc716_1798319505"/>Travail effectué<text:bookmark-end text:name="__RefHeading___Toc716_1798319505"/></text:h>
      <text:p text:style-name="P23">Comme dit précédemment le projet a été découpé en <text:span text:style-name="T12">trois</text:span> phases : </text:p>
      <text:list xml:id="list2580020572535244882" text:style-name="L1">
        <text:list-item>
          <text:p text:style-name="P39">La partie DAO</text:p>
        </text:list-item>
        <text:list-item>
          <text:p text:style-name="P39">La partie Métier</text:p>
        </text:list-item>
        <text:list-item>
          <text:p text:style-name="P40">La partie présentation</text:p>
        </text:list-item>
      </text:list>
      <text:h text:style-name="P45" text:outline-level="3"><text:bookmark-start text:name="__RefHeading___Toc718_1798319505"/>Partie DAO<text:bookmark-end text:name="__RefHeading___Toc718_1798319505"/></text:h>
      <text:h text:style-name="Heading_20_4" text:outline-level="4"><text:bookmark-start text:name="__RefHeading___Toc720_1798319505"/>Mise en place de la base de donnée<text:bookmark-end text:name="__RefHeading___Toc720_1798319505"/></text:h>
      <text:p text:style-name="P28">Avant de commencer le développement, la création et la conception de la base de donnée a été mise en place. Cela permet de pouvoir effectuer ce qui suivra, c'est-à-dire les tests unitaires et le fonctionnement de l'application.</text:p>
      <text:h text:style-name="Heading_20_4" text:outline-level="4"><text:bookmark-start text:name="__RefHeading___Toc296_779692865"/>Mise en place des tests<text:bookmark-end text:name="__RefHeading___Toc296_779692865"/></text:h>
      <text:p text:style-name="P28">Une fois la base de donnée terminée, l'interface des méthodes de la partie DAO à été implentée. Ce qui a permis pour la suite d'écrire avant toute implentation des fonctions, la parties des tests unitaires. Ces tests auront but de tester l'ajout, la rechercher et la suppression d'élement.</text:p>
      <text:p text:style-name="P28">Avant chaque tests des personnes et des groupes sont insérés dans la base de donnée. Par la suite un des test est éffectué. A la fin de celui-ci, la base de donnée est vidée. Cette méthode permet des tester correctement chaque test indépandament.</text:p>
      <text:p text:style-name="P31">Les tests d'intégration ont été réalisé tout au long du projet, à chaque développement de fonctionnalité afin de vérifier le bon déroulement de l'application.</text:p>
      <text:h text:style-name="Heading_20_4" text:outline-level="4"><text:bookmark-start text:name="__RefHeading___Toc298_779692865"/><text:soft-page-break/>Développement des fonctions<text:bookmark-end text:name="__RefHeading___Toc298_779692865"/></text:h>
      <text:p text:style-name="P29">Une fois la partie des tests unitaires terminés et opérationnel, les fonctions d'insertions, recherches et suppression <text:span text:style-name="T14">se trouvant dans les interfaces</text:span> ont été implementé.</text:p>
      <text:h text:style-name="P48" text:outline-level="3"><text:bookmark-start text:name="__RefHeading___Toc722_1798319505"/><text:span text:style-name="T13">P</text:span>artie Métier<text:bookmark-end text:name="__RefHeading___Toc722_1798319505"/></text:h>
      <text:h text:style-name="Heading_20_4" text:outline-level="4"><text:bookmark-start text:name="__RefHeading___Toc724_1798319505"/>Fichier config<text:span text:style-name="T15">uration</text:span><text:bookmark-end text:name="__RefHeading___Toc724_1798319505"/></text:h>
      <text:p text:style-name="P43"><text:span text:style-name="T29">Le fichier w</text:span><text:span text:style-name="T25">eb.xml est un fichier au format XML qui est le descripteur de déploiement permettant de configurer : l'application, les servlets, les sessions, les bibliothèques de tags personnalisés, les paramètres de contexte, les types Mimes, les pages par défaut, les ressources externes, la sécurité de l'application et des ressources J2EE.</text:span><text:span text:style-name="T28"> </text:span></text:p>
      <text:p text:style-name="P44"><text:span text:style-name="T18">Le fichier springapp-servlet.xml est un fichier de </text:span><text:span text:style-name="T19">configuration </text:span><text:span text:style-name="T20">qui </text:span><text:span text:style-name="T19">va mettre en place une servlet générique </text:span><text:span text:style-name="T20">et </text:span><text:span text:style-name="T19">qui va se charger du traitement des requêtes</text:span><text:span text:style-name="T21"> GET et POST</text:span><text:span text:style-name="T19"> (URL qui se terminent par .</text:span><text:span text:style-name="T20">htm)</text:span></text:p>
      <text:h text:style-name="Heading_20_4" text:outline-level="4"><text:bookmark-start text:name="__RefHeading___Toc304_779692865"/>Classes <text:span text:style-name="T17">m</text:span>anager<text:bookmark-end text:name="__RefHeading___Toc304_779692865"/></text:h>
      <text:p text:style-name="P41">Les différents manager (déclaré avec l'annotation @Service) permettent de faire le lien entre la couche DAO et la couche présentation.</text:p>
      <text:h text:style-name="Heading_20_4" text:outline-level="4"><text:bookmark-start text:name="__RefHeading___Toc306_779692865"/>Classe<text:span text:style-name="T17">s</text:span> <text:span text:style-name="T17">c</text:span>ontroller<text:bookmark-end text:name="__RefHeading___Toc306_779692865"/></text:h>
      <text:p text:style-name="P42">Les classes controller permettent de donner des actions en fonctions de l'url.</text:p>
      <text:h text:style-name="P46" text:outline-level="3"/>
      <text:h text:style-name="P48" text:outline-level="3"><text:bookmark-start text:name="__RefHeading___Toc726_1798319505"/><text:span text:style-name="T13">P</text:span>artie présentation<text:bookmark-end text:name="__RefHeading___Toc726_1798319505"/></text:h>
      <text:h text:style-name="Heading_20_4" text:outline-level="4"><text:bookmark-start text:name="__RefHeading___Toc308_779692865"/>Les fichiers JSP<text:bookmark-end text:name="__RefHeading___Toc308_779692865"/></text:h>
      <text:p text:style-name="P22">Les fichiers JSP permettent <text:span text:style-name="T16">de construire et</text:span> d'afficher les resultats que l'utilisateur demande à l'aide de requête pour récupérer les données. </text:p>
      <text:p text:style-name="P30">Pour cette partie les balises de contrôles de la JSTL (boucles, tests et affichage) ont été utilisé dans la mesure du possible.</text:p>
      <text:p text:style-name="P22">Afin de rendre les pages JSP plus agréable à regarder pour l'utilisateur, ces dernières sont harmonisées à l'aide de CSS avec le framework Boostrap.</text:p>
      <text:p text:style-name="P18"/>
      <text:h text:style-name="P47" text:outline-level="3"><text:bookmark-start text:name="__RefHeading___Toc310_779692865"/>Clarification du code<text:bookmark-end text:name="__RefHeading___Toc310_779692865"/></text:h>
      <text:p text:style-name="P14">Dans le but d'une évolution futur et pour la compréhension du code pour les membres du groupe, tout au long du projet le code a été clarifier pour une meilleur lisibilité</text:p>
      <text:h text:style-name="P37" text:outline-level="1"/>
      <text:h text:style-name="P38" text:outline-level="1"><text:bookmark-start text:name="__RefHeading___Toc312_779692865"/>Difficulté rencontrées<text:bookmark-end text:name="__RefHeading___Toc312_779692865"/></text:h>
      <text:p text:style-name="P19">Dans la première partie aucune difficultée particulière on été rencontrée.</text:p>
      <text:p text:style-name="P19">Dans la second, la mise en place de la couche métier a pris un peu de temps avant de démarer à un rythme convenable. Cela est du à une incompréhension sur le fonctionnement précis de la communication entre les pages JSP et la couche DAO.</text:p>
      <text:h text:style-name="P38" text:outline-level="1"><text:bookmark-start text:name="__RefHeading___Toc314_779692865"/>Conclusion<text:bookmark-end text:name="__RefHeading___Toc314_779692865"/></text:h>
      <text:p text:style-name="P21">Ce projet à permis d'applicaquer les connaissances acquise lors des scéances de JEE sur toutes ses phases, de la partie DAO aux pages JSP (avec la JSTL) en passant par la couche métier.</text:p>
      <text:p text:style-name="P20">Finalement, l'application est opérationnelle, la liste des personnes et des groupes sont affichiés ainsi que la liste des personnes inscrit dans un grou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Comic Sans MS" svg:font-family="'Comic Sans MS', 'Trebuchet MS', Verdana, Arial"/>
    <style:font-face style:name="Courier" svg:font-family="Courier, monospace"/>
    <style:font-face style:name="Tahoma1" svg:font-family="Tahoma"/>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olice_20_par_20_défaut" style:display-name="Police par défaut" style:family="text"/>
    <style:style style:name="Page_20_Number" style:display-name="Page Number" style:family="text" style:parent-style-name="Police_20_par_20_défau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3" style:family="table">
      <style:table-properties style:width="18.02cm" table:align="left" style:writing-mode="lr-tb"/>
    </style:style>
    <style:style style:name="Tableau3.A" style:family="table-column">
      <style:table-column-properties style:column-width="3cm"/>
    </style:style>
    <style:style style:name="Tableau3.B" style:family="table-column">
      <style:table-column-properties style:column-width="12.002cm"/>
    </style:style>
    <style:style style:name="Tableau3.C" style:family="table-column">
      <style:table-column-properties style:column-width="3.018cm"/>
    </style:style>
    <style:style style:name="Tableau3.1" style:family="table-row">
      <style:table-row-properties fo:keep-together="always"/>
    </style:style>
    <style:style style:name="Tableau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C1"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8.02cm" table:align="left" style:writing-mode="lr-tb"/>
    </style:style>
    <style:style style:name="Tableau5.A" style:family="table-column">
      <style:table-column-properties style:column-width="3cm"/>
    </style:style>
    <style:style style:name="Tableau5.B" style:family="table-column">
      <style:table-column-properties style:column-width="12.002cm"/>
    </style:style>
    <style:style style:name="Tableau5.C" style:family="table-column">
      <style:table-column-properties style:column-width="3.018cm"/>
    </style:style>
    <style:style style:name="Tableau5.1" style:family="table-row">
      <style:table-row-properties fo:keep-together="always"/>
    </style:style>
    <style:style style:name="Tableau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C1" style:family="table-cell">
      <style:table-cell-properties style:vertical-align="middle" fo:padding-left="0.123cm" fo:padding-right="0.123cm" fo:padding-top="0cm" fo:padding-bottom="0cm" fo:border="0.5pt solid #000000" style:writing-mode="lr-tb"/>
    </style:style>
    <style:style style:name="Tableau6" style:family="table">
      <style:table-properties style:width="18.02cm" table:align="left" style:writing-mode="lr-tb"/>
    </style:style>
    <style:style style:name="Tableau6.A" style:family="table-column">
      <style:table-column-properties style:column-width="3.251cm"/>
    </style:style>
    <style:style style:name="Tableau6.B" style:family="table-column">
      <style:table-column-properties style:column-width="5.75cm"/>
    </style:style>
    <style:style style:name="Tableau6.C" style:family="table-column">
      <style:table-column-properties style:column-width="6.011cm"/>
    </style:style>
    <style:style style:name="Tableau6.D" style:family="table-column">
      <style:table-column-properties style:column-width="3.007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0.5pt solid #000000" style:writing-mode="lr-tb"/>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3" style:family="table-row">
      <style:table-row-properties style:min-row-height="0.226cm" fo:keep-together="always"/>
    </style:style>
    <style:style style:name="Tableau6.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3" style:family="table-cell">
      <style:table-cell-properties style:vertical-align="top" fo:padding-left="0.123cm" fo:padding-right="0.123cm" fo:padding-top="0cm" fo:padding-bottom="0cm" fo:border="0.5pt solid #000000" style:writing-mode="lr-tb"/>
    </style:style>
    <style:style style:name="Tableau6.5" style:family="table-row">
      <style:table-row-properties style:min-row-height="0.503cm" fo:keep-together="always"/>
    </style:style>
    <style:style style:name="M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04c34" style:font-name-complex="Arial"/>
    </style:style>
    <style:style style:name="MP2"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04c34" style:font-size-asian="10pt" style:font-weight-asian="bold" style:font-name-complex="Arial"/>
    </style:style>
    <style:style style:name="M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04c34" style:font-size-asian="16pt" style:font-weight-asian="bold" style:font-name-complex="Arial" style:font-size-complex="16pt"/>
    </style:style>
    <style:style style:name="MP4"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04c34" style:font-size-asian="10pt" style:font-weight-asian="bold" style:font-name-complex="Arial"/>
    </style:style>
    <style:style style:name="MP5" style:family="paragraph" style:parent-style-name="Standard">
      <style:paragraph-properties fo:margin-left="0.101cm" fo:margin-right="0.499cm" fo:text-align="center" style:justify-single-word="false" fo:text-indent="0cm" style:auto-text-indent="false"/>
      <style:text-properties officeooo:paragraph-rsid="00104c34"/>
    </style:style>
    <style:style style:name="MP6" style:family="paragraph" style:parent-style-name="Standard">
      <style:text-properties officeooo:paragraph-rsid="00104c34"/>
    </style:style>
    <style:style style:name="MP7" style:family="paragraph" style:parent-style-name="Standard">
      <style:paragraph-properties fo:text-align="start" style:justify-single-word="false"/>
      <style:text-properties fo:font-size="10pt" fo:font-style="normal" fo:font-weight="normal" officeooo:rsid="002d9eb4" officeooo:paragraph-rsid="00123f1d" style:font-name-asian="Symbol" style:font-size-asian="10pt" style:font-style-asian="normal" style:font-weight-asian="normal" style:font-name-complex="Symbol" style:font-size-complex="10pt" style:font-style-complex="normal" style:font-weight-complex="normal"/>
    </style:style>
    <style:style style:name="MP8" style:family="paragraph" style:parent-style-name="Footer">
      <style:paragraph-properties fo:text-align="center" style:justify-single-word="false"/>
      <style:text-properties style:font-name="Arial" fo:font-size="10pt" fo:language="en" fo:country="GB" fo:font-weight="bold" officeooo:paragraph-rsid="00104c34" style:font-size-asian="10pt" style:font-weight-asian="bold" style:font-name-complex="Arial"/>
    </style:style>
    <style:style style:name="MP9"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04c34" style:font-size-asian="10pt" style:font-weight-asian="bold" style:font-name-complex="Arial"/>
    </style:style>
    <style:style style:name="MP10"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04c34" style:font-size-asian="10pt" style:font-weight-asian="bold" style:font-name-complex="Arial" style:font-weight-complex="bold"/>
    </style:style>
    <style:style style:name="MP11" style:family="paragraph" style:parent-style-name="Standard">
      <style:paragraph-properties fo:text-align="center" style:justify-single-word="false" style:snap-to-layout-grid="false"/>
      <style:text-properties style:font-name="Arial" fo:font-size="10pt" officeooo:paragraph-rsid="00104c34" style:font-size-asian="10pt" style:font-name-complex="Arial"/>
    </style:style>
    <style:style style:name="MP12" style:family="paragraph" style:parent-style-name="Standard">
      <style:paragraph-properties fo:text-align="center" style:justify-single-word="false"/>
      <style:text-properties style:font-name="Arial" fo:font-size="9pt" fo:font-style="italic" fo:font-weight="bold" officeooo:paragraph-rsid="00104c34" style:font-size-asian="9pt" style:font-style-asian="italic" style:font-weight-asian="bold" style:font-name-complex="Arial"/>
    </style:style>
    <style:style style:name="MP13" style:family="paragraph" style:parent-style-name="Standard">
      <style:paragraph-properties fo:text-align="center" style:justify-single-word="false"/>
      <style:text-properties style:font-name="Arial" fo:font-size="10pt" officeooo:paragraph-rsid="00104c34" style:font-size-asian="10pt" style:font-name-complex="Arial"/>
    </style:style>
    <style:style style:name="MP14" style:family="paragraph" style:parent-style-name="Standard">
      <style:paragraph-properties fo:text-align="center" style:justify-single-word="false" style:snap-to-layout-grid="false"/>
      <style:text-properties style:font-name="Arial" fo:font-size="10pt" officeooo:rsid="002d9eb4" officeooo:paragraph-rsid="00104c34" style:font-size-asian="10pt" style:font-name-complex="Arial"/>
    </style:style>
    <style:style style:name="MP15" style:family="paragraph" style:parent-style-name="Standard">
      <style:paragraph-properties fo:text-align="start" style:justify-single-word="false"/>
      <style:text-properties fo:font-size="10pt" fo:font-style="normal" fo:font-weight="normal" officeooo:rsid="002d9eb4" officeooo:paragraph-rsid="00104c34" style:font-name-asian="Symbol" style:font-size-asian="10pt" style:font-style-asian="normal" style:font-weight-asian="normal" style:font-name-complex="Symbol" style:font-size-complex="10pt" style:font-style-complex="normal" style:font-weight-complex="normal"/>
    </style:style>
    <style:style style:name="MT1" style:family="text">
      <style:text-properties officeooo:rsid="002d9eb4"/>
    </style:style>
    <style:style style:name="MT2" style:family="text">
      <style:text-properties style:font-name="Arial" fo:font-size="10pt" fo:font-weight="bold" style:font-size-asian="10pt" style:font-weight-asian="bold" style:font-name-complex="Arial"/>
    </style:style>
    <style:style style:name="MT3" style:family="text">
      <style:text-properties style:font-name="Arial" fo:font-size="10pt" fo:language="en" fo:country="GB" fo:font-weight="bold" style:font-size-asian="10pt" style:font-weight-asian="bold" style:font-name-complex="Arial"/>
    </style:style>
    <style:style style:name="MT4" style:family="text">
      <style:text-properties style:font-name="Arial" fo:font-weight="bold" style:font-weight-asian="bold" style:font-name-complex="Arial"/>
    </style:style>
    <style:style style:name="MT5" style:family="text">
      <style:text-properties officeooo:rsid="0032456d"/>
    </style:style>
    <style:style style:name="MT6" style:family="text">
      <style:text-properties officeooo:rsid="00123f1d"/>
    </style:style>
    <style:style style:name="MT7" style:family="text">
      <style:text-properties officeooo:rsid="006f350f"/>
    </style:style>
    <style:style style:name="MT8" style:family="text">
      <style:text-properties officeooo:rsid="006fbb54"/>
    </style:style>
    <style:style style:name="MT9" style:family="text">
      <style:text-properties officeooo:rsid="00104c3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99ccf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1"><draw:frame draw:style-name="Mfr1" draw:name="Image2" text:anchor-type="paragraph" svg:x="0.005cm" svg:y="0.298cm" svg:width="2.78cm" svg:height="0.956cm" draw:z-index="7"><draw:image xlink:href="Pictures/10000201000000FA000000569774AC20246EE7A5.png" xlink:type="simple" xlink:show="embed" xlink:actuate="onLoad"/></draw:frame></text:p>
            </table:table-cell>
            <table:table-cell table:style-name="Tableau3.B1" office:value-type="string">
              <text:p text:style-name="MP2">Master 2 informatique option ISL</text:p>
              <text:p text:style-name="MP3">Présentation de thématique informati<text:span text:style-name="MT1">que</text:span></text:p>
            </table:table-cell>
            <table:table-cell table:style-name="Tableau3.C1" office:value-type="string">
              <text:p text:style-name="MP4"><text:date style:data-style-name="N37" text:date-value="2016-10-24T11:38:00.561999790" text:fixed="true">24/10/16</text:date></text:p>
              <text:p text:style-name="MP4">Version : <text:span text:style-name="MT1">1.1</text:span></text:p>
              <text:p text:style-name="MP5"><text:span text:style-name="MT2">Page : </text:span><text:span text:style-name="MT2"><text:page-number text:select-page="current">9</text:page-number></text:span><text:span text:style-name="MT3"> / </text:span><text:span text:style-name="Page_20_Number"><text:span text:style-name="MT4"><text:page-count style:num-format="1">9</text:page-count></text:span></text:span></text:p>
            </table:table-cell>
          </table:table-row>
        </table:table>
        <text:p text:style-name="MP6"/>
      </style:header>
      <style:header-first>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MP1"><draw:frame draw:style-name="Mfr1" draw:name="Image3" text:anchor-type="paragraph" svg:x="0.005cm" svg:y="0.298cm" svg:width="2.78cm" svg:height="0.956cm" draw:z-index="8"><draw:image xlink:href="Pictures/10000201000000FA000000569774AC20246EE7A5.png" xlink:type="simple" xlink:show="embed" xlink:actuate="onLoad"/></draw:frame></text:p>
            </table:table-cell>
            <table:table-cell table:style-name="Tableau5.B1" office:value-type="string">
              <text:p text:style-name="MP2">Master 2 informatique option ISL</text:p>
              <text:p text:style-name="MP3">Présentation de thématique informati<text:span text:style-name="MT1">que</text:span></text:p>
            </table:table-cell>
            <table:table-cell table:style-name="Tableau5.C1" office:value-type="string">
              <text:p text:style-name="MP4"><text:date style:data-style-name="N37" text:date-value="2016-12-13T09:55:41.627999860" text:fixed="true">13/12/16</text:date></text:p>
              <text:p text:style-name="MP4">Version : <text:span text:style-name="MT1">1.1</text:span></text:p>
              <text:p text:style-name="MP5"><text:span text:style-name="MT2">Page : </text:span><text:span text:style-name="MT2"><text:page-number text:select-page="current">1</text:page-number></text:span><text:span text:style-name="MT3"> / </text:span><text:span text:style-name="Page_20_Number"><text:span text:style-name="MT4"><text:page-count style:num-format="1">9</text:page-count></text:span></text:span></text:p>
            </table:table-cell>
          </table:table-row>
        </table:table>
        <text:p text:style-name="MP6"/>
      </style:header-first>
      <style:footer>
        <text:p text:style-name="MP7"><text:span text:style-name="MT5">Réf : </text:span>UNIV-M2-000<text:span text:style-name="MT6">6<text:tab/><text:tab/><text:tab/><text:tab/><text:tab/><text:tab/><text:tab/><text:tab/><text:tab/><text:tab/><text:tab/></text:span><text:span text:style-name="MT6"><text:page-number text:select-page="current">9</text:page-number></text:span><text:span text:style-name="MT6">/</text:span><text:span text:style-name="MT6"><text:page-count>9</text:page-count></text:span></text:p>
      </style:footer>
      <style:footer-first>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table:number-columns-spanned="4" office:value-type="string">
              <text:p text:style-name="MP8">Rédacteur<text:span text:style-name="MT7">s</text:span> :</text:p>
            </table:table-cell>
            <table:covered-table-cell/>
            <table:covered-table-cell/>
            <table:covered-table-cell/>
          </table:table-row>
          <table:table-row table:style-name="Tableau6.1">
            <table:table-cell table:style-name="Tableau6.A2" table:number-columns-spanned="2" office:value-type="string">
              <text:p text:style-name="MP9">Kévin LEBRETON</text:p>
            </table:table-cell>
            <table:covered-table-cell/>
            <table:table-cell table:style-name="Tableau6.A1" table:number-columns-spanned="2" office:value-type="string">
              <text:p text:style-name="MP10">Thomas RAMBALDI</text:p>
            </table:table-cell>
            <table:covered-table-cell/>
          </table:table-row>
          <table:table-row table:style-name="Tableau6.3">
            <table:table-cell table:style-name="Tableau6.A3" office:value-type="string">
              <text:p text:style-name="MP11"/>
            </table:table-cell>
            <table:table-cell table:style-name="Tableau6.A3" table:number-columns-spanned="2" office:value-type="string">
              <text:p text:style-name="MP12">REVISIONS</text:p>
            </table:table-cell>
            <table:covered-table-cell/>
            <table:table-cell table:style-name="Tableau6.D3" office:value-type="string">
              <text:p text:style-name="MP11"/>
            </table:table-cell>
          </table:table-row>
          <table:table-row table:style-name="Tableau6.3">
            <table:table-cell table:style-name="Tableau6.A3" office:value-type="string">
              <text:p text:style-name="MP13">Date</text:p>
            </table:table-cell>
            <table:table-cell table:style-name="Tableau6.A3" table:number-columns-spanned="2" office:value-type="string">
              <text:p text:style-name="MP13">Nature de la modification</text:p>
            </table:table-cell>
            <table:covered-table-cell/>
            <table:table-cell table:style-name="Tableau6.D3" office:value-type="string">
              <text:p text:style-name="MP13">Version</text:p>
            </table:table-cell>
          </table:table-row>
          <table:table-row table:style-name="Tableau6.5">
            <table:table-cell table:style-name="Tableau6.A3" office:value-type="string">
              <text:p text:style-name="MP11"><text:date style:data-style-name="N37" text:date-value="2016-12-13T09:55:50.097000016" text:fixed="true">13/12/16</text:date></text:p>
            </table:table-cell>
            <table:table-cell table:style-name="Tableau6.A3" table:number-columns-spanned="2" office:value-type="string">
              <text:p text:style-name="MP11"/>
            </table:table-cell>
            <table:covered-table-cell/>
            <table:table-cell table:style-name="Tableau6.D3" office:value-type="string">
              <text:p text:style-name="MP14">1.<text:span text:style-name="MT8">1</text:span></text:p>
            </table:table-cell>
          </table:table-row>
        </table:table>
        <text:p text:style-name="MP15"><text:span text:style-name="MT5">Réf : </text:span>UNIV-M2-000<text:span text:style-name="MT9">6</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3M8S</meta:editing-duration>
    <meta:editing-cycles>34</meta:editing-cycles>
    <meta:generator>LibreOffice/5.0.5.2$Windows_x86 LibreOffice_project/55b006a02d247b5f7215fc6ea0fde844b30035b3</meta:generator>
    <dc:date>2016-12-18T13:57:59.939000000</dc:date>
    <meta:document-statistic meta:table-count="3" meta:image-count="2" meta:object-count="0" meta:page-count="9" meta:paragraph-count="83" meta:word-count="861" meta:character-count="5294" meta:non-whitespace-character-count="4470"/>
    <meta:user-defined meta:name="Info 1"/>
    <meta:user-defined meta:name="Info 2"/>
    <meta:user-defined meta:name="Info 3"/>
    <meta:user-defined meta:name="Info 4"/>
  </office:meta>
</office:document-meta>
</file>